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media-type="application/vnd.oasis.opendocument.tex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extooo="http://openoffice.org/2013/office" xmlns:tableooo="http://openoffice.org/2009/table" xmlns:drawooo="http://openoffice.org/2010/draw" xmlns:chartooo="http://openoffice.org/2010/chart" xmlns:smil="urn:oasis:names:tc:opendocument:xmlns:smil-compatible:1.0" xmlns:anim="urn:oasis:names:tc:opendocument:xmlns:animation:1.0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automatic-styles>
    <style:style style:parent-style-name="158" style:master-page-name="MasterPage2" style:family="paragraph" style:name="P37">
      <style:text-properties fo:font-family="Ubuntu"/>
      <style:paragraph-properties/>
    </style:style>
    <style:style style:family="text" style:name="T16">
      <style:text-properties fo:font-family="Ubuntu"/>
    </style:style>
    <style:style style:parent-style-name="153" style:list-style-name="WWNum1" style:family="paragraph" style:name="P38">
      <style:text-properties fo:font-family="Ubuntu"/>
      <style:paragraph-properties/>
    </style:style>
    <style:style style:family="text" style:name="T17">
      <style:text-properties fo:font-family="Ubuntu"/>
    </style:style>
    <style:style style:family="text" style:name="T18">
      <style:text-properties fo:font-family="Ubuntu"/>
    </style:style>
    <style:style style:parent-style-name="153" style:family="paragraph" style:name="P39">
      <style:text-properties fo:font-family="Ubuntu" fo:font-weight="bold"/>
      <style:paragraph-properties fo:text-align="center"/>
    </style:style>
    <style:style style:family="text" style:name="T19">
      <style:text-properties fo:font-family="Ubuntu" fo:font-weight="bold"/>
    </style:style>
    <style:style style:parent-style-name="153" style:family="paragraph" style:name="P40">
      <style:text-properties fo:font-family="Ubuntu" fo:font-weight="bold"/>
      <style:paragraph-properties fo:text-align="center"/>
    </style:style>
    <style:style style:family="text" style:name="T20">
      <style:text-properties fo:font-family="Ubuntu" fo:font-weight="bold"/>
    </style:style>
    <style:style style:parent-style-name="153" style:list-style-name="WWNum3" style:family="paragraph" style:name="P41">
      <style:paragraph-properties fo:text-align="center"/>
    </style:style>
    <style:style style:family="text" style:name="T21">
      <style:text-properties fo:font-family="Ubuntu"/>
    </style:style>
    <style:style style:family="text" style:name="T22">
      <style:text-properties fo:font-family="Ubuntu"/>
    </style:style>
    <style:style style:family="text" style:name="T23">
      <style:text-properties fo:font-family="Ubuntu"/>
    </style:style>
    <style:style style:family="text" style:name="T24">
      <style:text-properties fo:font-family="Ubuntu"/>
    </style:style>
    <style:style style:family="text" style:name="T25">
      <style:text-properties fo:font-family="Ubuntu"/>
    </style:style>
    <style:style style:family="text" style:name="T26">
      <style:text-properties fo:font-family="Ubuntu"/>
    </style:style>
    <style:style style:family="text" style:name="T27">
      <style:text-properties fo:font-family="Ubuntu"/>
    </style:style>
    <style:style style:parent-style-name="153" style:family="paragraph" style:name="P42">
      <style:text-properties fo:font-weight="bold"/>
      <style:paragraph-properties fo:text-align="center"/>
    </style:style>
    <style:style style:family="text" style:name="T28">
      <style:text-properties fo:font-family="Ubuntu" fo:font-weight="bold"/>
    </style:style>
    <style:style style:family="text" style:name="T29">
      <style:text-properties fo:font-family="Ubuntu" fo:font-weight="bold"/>
    </style:style>
    <style:style style:family="text" style:name="T30">
      <style:text-properties fo:font-family="Ubuntu" fo:font-weight="bold"/>
    </style:style>
    <style:style style:parent-style-name="153" style:family="paragraph" style:name="P43">
      <style:text-properties fo:font-weight="bold"/>
      <style:paragraph-properties fo:text-align="center"/>
    </style:style>
    <style:style style:family="text" style:name="T31">
      <style:text-properties fo:font-family="Ubuntu" fo:font-weight="bold"/>
    </style:style>
    <style:style style:parent-style-name="153" style:family="paragraph" style:name="P44">
      <style:text-properties fo:font-weight="bold"/>
      <style:paragraph-properties fo:text-align="center"/>
    </style:style>
    <style:style style:family="text" style:name="T32">
      <style:text-properties fo:font-family="Ubuntu" fo:font-weight="bold"/>
    </style:style>
    <style:style style:parent-style-name="153" style:family="paragraph" style:name="P45">
      <style:text-properties fo:font-weight="bold"/>
      <style:paragraph-properties fo:text-align="center"/>
    </style:style>
    <style:style style:family="text" style:name="T33">
      <style:text-properties fo:font-family="Ubuntu" fo:font-weight="bold"/>
    </style:style>
    <style:style style:parent-style-name="153" style:family="paragraph" style:name="P46">
      <style:text-properties fo:font-weight="bold"/>
      <style:paragraph-properties fo:text-align="center"/>
    </style:style>
    <style:style style:family="text" style:name="T34">
      <style:text-properties fo:font-family="Ubuntu" fo:font-weight="bold"/>
    </style:style>
    <style:style style:parent-style-name="153" style:family="paragraph" style:name="P47">
      <style:text-properties fo:font-weight="bold"/>
      <style:paragraph-properties fo:text-align="center"/>
    </style:style>
    <style:style style:family="text" style:name="T35">
      <style:text-properties fo:font-family="Ubuntu" fo:font-weight="bold"/>
    </style:style>
    <style:style style:parent-style-name="153" style:family="paragraph" style:name="P48">
      <style:text-properties fo:font-weight="normal"/>
      <style:paragraph-properties fo:text-align="center"/>
    </style:style>
    <style:style style:family="text" style:name="T36">
      <style:text-properties fo:font-family="Ubuntu" fo:font-weight="normal"/>
    </style:style>
    <style:style style:family="text" style:name="T37">
      <style:text-properties fo:font-family="Ubuntu" fo:font-weight="normal"/>
    </style:style>
    <style:style style:family="text" style:name="T38">
      <style:text-properties fo:font-family="Ubuntu" fo:font-weight="normal"/>
    </style:style>
    <style:style style:family="text" style:name="T39">
      <style:text-properties fo:font-family="Ubuntu" fo:font-weight="normal"/>
    </style:style>
    <style:style style:family="text" style:name="T40">
      <style:text-properties fo:font-family="Ubuntu" fo:font-weight="normal"/>
    </style:style>
    <style:style style:family="text" style:name="T41">
      <style:text-properties fo:font-family="Ubuntu" fo:font-weight="normal"/>
    </style:style>
  </office:automatic-styles>
  <office:body>
    <office:text text:use-soft-page-breaks="true">
      <text:p text:style-name="P37"><text:span text:style-name="T16">Indukčný zákon</text:span><text:span/></text:p>
      <text:list text:style-name="WWNum1" text:continue-numbering="true">
        <text:list-item>
          <text:p text:style-name="P38"><text:span text:style-name="T17">Prvá forma indukčného zákona  Platí pre transformačné napätie <text:s/></text:span><text:span text:style-name="T18">Veľkosť indukovaného napätia je priamoúmerná zmene magnetického alebo indukčného toku. Ak máme vodič s ‚n‘ závitmi indukované napätie závisí od počtu závitov (cievkou prechádza rovnaký magnetický tok).</text:span><text:span/></text:p>
        </text:list-item>
      </text:list>
      <text:p text:style-name="P39"><text:span text:style-name="T19">Ui = (delta fí) / (delta t)</text:span><text:span/></text:p>
      <text:p text:style-name="P40"><text:span text:style-name="T20">Ui = N * ((delta fí) / (delta t))</text:span><text:span/></text:p>
      <text:list text:style-name="WWNum3" text:continue-numbering="true">
        <text:list-item>
          <text:p text:style-name="P41"><text:span text:style-name="T21"> Druhá veta indukčného zákona  platí pre pohybové napätie <text:s/></text:span><text:span text:style-name="T22">máme vodič dĺžky ‚l‘ </text:span><text:span text:style-name="T23">ktorým pohybujem nejakou rýchlosťou ‚v‘ pohybujeme v magnetickom poli kolmo na siločiary </text:span><text:span text:style-name="T24">s konštantným magnetickým poľom a indukciou ‚b‘. </text:span><text:span text:style-name="T25">Mení sa magnetický tok </text:span><text:span text:style-name="T26">a plocha </text:span><text:span text:style-name="T27">(magnetického poľa).</text:span><text:span/></text:p>
        </text:list-item>
      </text:list>
      <text:p text:style-name="P42"><text:span text:style-name="T28">D</text:span><text:span text:style-name="T29">elta S = l * delta s</text:span><text:span text:style-name="T30">(dráha)</text:span><text:span/></text:p>
      <text:p text:style-name="P43"><text:span text:style-name="T31">fí = B * S</text:span><text:span/></text:p>
      <text:p text:style-name="P44"><text:span text:style-name="T32">delta fí = B * delta S</text:span><text:span/></text:p>
      <text:p text:style-name="P45"><text:span text:style-name="T33">delta S = l * v * delta t</text:span><text:span/></text:p>
      <text:p text:style-name="P46"><text:span text:style-name="T34">delta fí = B * l * v *delta t</text:span><text:span/></text:p>
      <text:p text:style-name="P47"><text:span text:style-name="T35">Ui = B * l * v</text:span><text:span/></text:p>
      <text:p text:style-name="P48"><text:span text:style-name="T36">Indukované napätie závisí od indukcie, </text:span><text:span text:style-name="T37">dĺžky vodiča a rýchlosti pohybu vodiča. </text:span><text:span text:style-name="T38">Magnetické pole pôsobí </text:span><text:span text:style-name="T39">proti smeru pohybu vodiča.</text:span><text:span text:style-name="T40">Výsledné magnetické pole je súčtom pôvodného a od vodiča. </text:span><text:span text:style-name="T41">Indukované napätie vzniká ako výsledok prúdu prechádzajúceho vodiča.</text:span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styles>
    <style:default-style style:family="paragraph">
      <style:text-properties fo:color="#000000" style:text-position="0% 100%" fo:font-family="Times New Roman" style:font-family-asian="Arial" style:font-family-complex="Arial" fo:font-size="10pt" fo:letter-spacing="0pt"/>
      <style:paragraph-properties fo:line-height="100%" fo:text-align="left" style:tab-stop-distance="35.45pt" fo:margin-left="0cm" fo:margin-right="0cm" fo:text-indent="-0cm" fo:margin-top="0pt" fo:margin-bottom="0pt" fo:background-color="#ffffff" fo:border="none"/>
    </style:default-style>
    <style:default-style style:family="text">
      <style:text-properties fo:color="#000000" style:text-position="0% 100%" fo:font-family="Times New Roman" style:font-family-asian="Arial" style:font-family-complex="Arial" fo:font-size="10pt" fo:letter-spacing="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parent-style-name="150" style:display-name="Heading 1" style:family="paragraph" style:name="11">
      <style:text-properties fo:color="#000000" fo:font-family="Arial" style:font-family-asian="Arial" style:font-family-complex="Arial" fo:font-size="24pt" fo:font-weight="bold"/>
      <style:paragraph-properties fo:margin-top="24pt" fo:margin-bottom="0pt"/>
    </style:style>
    <style:style style:parent-style-name="9" style:display-name="Heading 1 Char" style:family="text" style:name="12">
      <style:text-properties fo:color="#000000" fo:font-family="Arial" style:font-family-asian="Arial" style:font-family-complex="Arial" fo:font-size="24pt" fo:font-weight="bold"/>
    </style:style>
    <style:style style:parent-style-name="150" style:display-name="Heading 2" style:family="paragraph" style:name="13">
      <style:text-properties fo:color="#000000" fo:font-family="Arial" style:font-family-asian="Arial" style:font-family-complex="Arial" fo:font-size="20pt" fo:font-weight="bold"/>
      <style:paragraph-properties fo:margin-top="10pt" fo:margin-bottom="0pt"/>
    </style:style>
    <style:style style:parent-style-name="9" style:display-name="Heading 2 Char" style:family="text" style:name="14">
      <style:text-properties fo:color="#000000" fo:font-family="Arial" style:font-family-asian="Arial" style:font-family-complex="Arial" fo:font-size="20pt" fo:font-weight="bold"/>
    </style:style>
    <style:style style:parent-style-name="150" style:display-name="Heading 3" style:family="paragraph" style:name="15">
      <style:text-properties fo:color="#000000" fo:font-family="Arial" style:font-family-asian="Arial" style:font-family-complex="Arial" fo:font-size="18pt" fo:font-style="italic" fo:font-weight="bold"/>
      <style:paragraph-properties fo:margin-top="10pt" fo:margin-bottom="0pt"/>
    </style:style>
    <style:style style:parent-style-name="9" style:display-name="Heading 3 Char" style:family="text" style:name="16">
      <style:text-properties fo:color="#000000" fo:font-family="Arial" style:font-family-asian="Arial" style:font-family-complex="Arial" fo:font-size="20pt" fo:font-style="italic" fo:font-weight="bold"/>
    </style:style>
    <style:style style:parent-style-name="150" style:display-name="Heading 4" style:family="paragraph" style:name="17">
      <style:text-properties fo:color="#232323" fo:font-family="Arial" style:font-family-asian="Arial" style:font-family-complex="Arial" fo:font-size="16pt"/>
      <style:paragraph-properties fo:margin-top="10pt" fo:margin-bottom="0pt"/>
    </style:style>
    <style:style style:parent-style-name="9" style:display-name="Heading 4 Char" style:family="text" style:name="18">
      <style:text-properties fo:color="#232323" fo:font-family="Arial" style:font-family-asian="Arial" style:font-family-complex="Arial" fo:font-size="16pt"/>
    </style:style>
    <style:style style:parent-style-name="150" style:display-name="Heading 5" style:family="paragraph" style:name="19">
      <style:text-properties fo:color="#444444" fo:font-family="Arial" style:font-family-asian="Arial" style:font-family-complex="Arial" fo:font-size="14pt" fo:font-weight="bold"/>
      <style:paragraph-properties fo:margin-top="10pt" fo:margin-bottom="0pt"/>
    </style:style>
    <style:style style:parent-style-name="9" style:display-name="Heading 5 Char" style:family="text" style:name="20">
      <style:text-properties fo:color="#444444" fo:font-family="Arial" style:font-family-asian="Arial" style:font-family-complex="Arial" fo:font-size="14pt" fo:font-weight="bold"/>
    </style:style>
    <style:style style:parent-style-name="150" style:display-name="Heading 6" style:family="paragraph" style:name="21">
      <style:text-properties fo:color="#232323" fo:font-family="Arial" style:font-family-asian="Arial" style:font-family-complex="Arial" fo:font-size="14pt" fo:font-style="italic"/>
      <style:paragraph-properties fo:margin-top="10pt" fo:margin-bottom="0pt"/>
    </style:style>
    <style:style style:parent-style-name="9" style:display-name="Heading 6 Char" style:family="text" style:name="22">
      <style:text-properties fo:color="#232323" fo:font-family="Arial" style:font-family-asian="Arial" style:font-family-complex="Arial" fo:font-size="14pt" fo:font-style="italic"/>
    </style:style>
    <style:style style:parent-style-name="150" style:display-name="Heading 7" style:family="paragraph" style:name="23">
      <style:text-properties fo:color="#606060" fo:font-family="Arial" style:font-family-asian="Arial" style:font-family-complex="Arial" fo:font-size="12pt" fo:font-weight="bold"/>
      <style:paragraph-properties fo:margin-top="10pt" fo:margin-bottom="0pt"/>
    </style:style>
    <style:style style:parent-style-name="9" style:display-name="Heading 7 Char" style:family="text" style:name="24">
      <style:text-properties fo:color="#606060" fo:font-family="Arial" style:font-family-asian="Arial" style:font-family-complex="Arial" fo:font-size="14pt" fo:font-weight="bold"/>
    </style:style>
    <style:style style:parent-style-name="150" style:display-name="Heading 8" style:family="paragraph" style:name="25">
      <style:text-properties fo:color="#444444" fo:font-family="Arial" style:font-family-asian="Arial" style:font-family-complex="Arial" fo:font-size="12pt"/>
      <style:paragraph-properties fo:margin-top="10pt" fo:margin-bottom="0pt"/>
    </style:style>
    <style:style style:parent-style-name="9" style:display-name="Heading 8 Char" style:family="text" style:name="26">
      <style:text-properties fo:color="#444444" fo:font-family="Arial" style:font-family-asian="Arial" style:font-family-complex="Arial" fo:font-size="12pt"/>
    </style:style>
    <style:style style:parent-style-name="150" style:display-name="Heading 9" style:family="paragraph" style:name="27">
      <style:text-properties fo:color="#444444" fo:font-family="Arial" style:font-family-asian="Arial" style:font-family-complex="Arial" fo:font-size="11.5pt" fo:font-style="italic"/>
      <style:paragraph-properties fo:margin-top="10pt" fo:margin-bottom="0pt"/>
    </style:style>
    <style:style style:parent-style-name="9" style:display-name="Heading 9 Char" style:family="text" style:name="28">
      <style:text-properties fo:color="#444444" fo:font-family="Arial" style:font-family-asian="Arial" style:font-family-complex="Arial" fo:font-size="11.5pt" fo:font-style="italic"/>
    </style:style>
    <style:style style:parent-style-name="150" style:display-name="List Paragraph" style:family="paragraph" style:name="29">
      <style:paragraph-properties fo:margin-left="1.27cm" style:contextual-spacing="true"/>
    </style:style>
    <style:style style:parent-style-name="150" style:display-name="No Spacing" style:family="paragraph" style:name="31">
      <style:text-properties fo:color="#000000"/>
      <style:paragraph-properties fo:line-height="100%" fo:margin-bottom="0pt"/>
    </style:style>
    <style:style style:parent-style-name="150" style:display-name="Subtitle" style:family="paragraph" style:name="33">
      <style:text-properties fo:color="#444444" fo:font-size="26pt" fo:font-style="italic"/>
      <style:paragraph-properties fo:line-height="100%"/>
    </style:style>
    <style:style style:parent-style-name="150" style:display-name="Quote" style:family="paragraph" style:name="34">
      <style:text-properties fo:color="#373737" fo:font-size="9pt" fo:font-style="italic"/>
      <style:paragraph-properties fo:margin-left="6.001cm" fo:border-bottom="0.05292cm solid #A6A6A6" fo:border-left="0.05292cm solid #A6A6A6"/>
    </style:style>
    <style:style style:parent-style-name="150" style:display-name="Intense Quote" style:family="paragraph" style:name="35">
      <style:text-properties fo:color="#606060" fo:font-size="9.5pt" fo:font-style="italic"/>
      <style:paragraph-properties fo:margin-left="1cm" fo:margin-right="1cm" fo:background-color="#d9d9d9" fo:border="0.01764cm solid #808080"/>
    </style:style>
    <style:style style:parent-style-name="150" style:display-name="Header" style:family="paragraph" style:name="36">
      <style:text-properties fo:color="#000000" fo:font-size="11pt"/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50" style:display-name="Footer" style:family="paragraph" style:name="37">
      <style:text-properties fo:color="#000000" fo:font-size="11pt"/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Hyperlink" style:family="text" style:name="60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50" style:display-name="footnote text" style:family="paragraph" style:name="61">
      <style:text-properties fo:font-size="10pt"/>
      <style:paragraph-properties fo:line-height="100%" fo:margin-bottom="0pt"/>
    </style:style>
    <style:style style:parent-style-name="9" style:display-name="Footnote Text Char" style:family="text" style:name="62">
      <style:text-properties fo:font-size="10pt"/>
    </style:style>
    <style:style style:parent-style-name="9" style:display-name="footnote reference" style:family="text" style:name="63">
      <style:text-properties style:text-position="33%"/>
    </style:style>
    <style:style style:parent-style-name="150" style:display-name="toc 1" style:family="paragraph" style:name="64">
      <style:paragraph-properties fo:margin-left="0cm" fo:margin-right="0cm" fo:text-indent="-0cm" fo:margin-bottom="2.85pt"/>
    </style:style>
    <style:style style:parent-style-name="150" style:display-name="toc 2" style:family="paragraph" style:name="65">
      <style:paragraph-properties fo:margin-left="0.4992cm" fo:margin-right="0cm" fo:text-indent="-0cm" fo:margin-bottom="2.85pt"/>
    </style:style>
    <style:style style:parent-style-name="150" style:display-name="toc 3" style:family="paragraph" style:name="66">
      <style:paragraph-properties fo:margin-left="1cm" fo:margin-right="0cm" fo:text-indent="-0cm" fo:margin-bottom="2.85pt"/>
    </style:style>
    <style:style style:parent-style-name="150" style:display-name="toc 4" style:family="paragraph" style:name="67">
      <style:paragraph-properties fo:margin-left="1.499cm" fo:margin-right="0cm" fo:text-indent="-0cm" fo:margin-bottom="2.85pt"/>
    </style:style>
    <style:style style:parent-style-name="150" style:display-name="toc 5" style:family="paragraph" style:name="68">
      <style:paragraph-properties fo:margin-left="2cm" fo:margin-right="0cm" fo:text-indent="-0cm" fo:margin-bottom="2.85pt"/>
    </style:style>
    <style:style style:parent-style-name="150" style:display-name="toc 6" style:family="paragraph" style:name="69">
      <style:paragraph-properties fo:margin-left="2.5cm" fo:margin-right="0cm" fo:text-indent="-0cm" fo:margin-bottom="2.85pt"/>
    </style:style>
    <style:style style:parent-style-name="150" style:display-name="toc 7" style:family="paragraph" style:name="70">
      <style:paragraph-properties fo:margin-left="3.001cm" fo:margin-right="0cm" fo:text-indent="-0cm" fo:margin-bottom="2.85pt"/>
    </style:style>
    <style:style style:parent-style-name="150" style:display-name="toc 8" style:family="paragraph" style:name="71">
      <style:paragraph-properties fo:margin-left="3.5cm" fo:margin-right="0cm" fo:text-indent="-0cm" fo:margin-bottom="2.85pt"/>
    </style:style>
    <style:style style:parent-style-name="150" style:display-name="toc 9" style:family="paragraph" style:name="72">
      <style:paragraph-properties fo:margin-left="4.001cm" fo:margin-right="0cm" fo:text-indent="-0cm" fo:margin-bottom="2.85pt"/>
    </style:style>
    <style:style style:display-name="TOC Heading" style:family="paragraph" style:name="73"/>
    <style:style style:display-name="Normal" style:family="paragraph" style:name="150">
      <style:text-properties fo:color="#000000" style:text-position="0% 100%" fo:font-family="Liberation Serif" style:font-family-asian="Noto Sans CJK SC Regular" style:font-family-complex="Lohit Devanagari" fo:font-size="12pt" fo:letter-spacing="0pt"/>
      <style:paragraph-properties/>
    </style:style>
    <style:style style:parent-style-name="150" style:display-name="Standard" style:family="paragraph" style:name="151">
      <style:text-properties/>
      <style:paragraph-properties/>
    </style:style>
    <style:style style:parent-style-name="151" style:display-name="Heading" style:family="paragraph" style:name="152">
      <style:text-properties fo:font-family="Liberation Sans" style:font-family-asian="Noto Sans CJK SC Regular" style:font-family-complex="Lohit Devanagari" fo:font-size="14pt"/>
      <style:paragraph-properties fo:margin-top="12pt" fo:margin-bottom="6pt"/>
    </style:style>
    <style:style style:parent-style-name="151" style:display-name="Text_20_body" style:family="paragraph" style:name="153">
      <style:text-properties/>
      <style:paragraph-properties fo:line-height="115%" fo:margin-top="0pt" fo:margin-bottom="7pt"/>
    </style:style>
    <style:style style:parent-style-name="153" style:display-name="List" style:family="paragraph" style:name="154">
      <style:text-properties style:font-family-complex="Lohit Devanagari"/>
    </style:style>
    <style:style style:parent-style-name="151" style:display-name="Caption" style:family="paragraph" style:name="155">
      <style:text-properties style:font-family-complex="Lohit Devanagari" fo:font-size="12pt" fo:font-style="italic"/>
      <style:paragraph-properties fo:margin-top="6pt" fo:margin-bottom="6pt"/>
    </style:style>
    <style:style style:parent-style-name="151" style:display-name="Index" style:family="paragraph" style:name="156">
      <style:text-properties style:font-family-complex="Lohit Devanagari"/>
    </style:style>
    <style:style style:parent-style-name="151" style:display-name="Preformatted_20_Text" style:family="paragraph" style:name="157">
      <style:text-properties fo:font-family="Liberation Mono" style:font-family-asian="DejaVu Sans Mono" style:font-family-complex="Liberation Mono" fo:font-size="10pt"/>
      <style:paragraph-properties fo:margin-top="0pt" fo:margin-bottom="0pt"/>
    </style:style>
    <style:style style:parent-style-name="152" style:display-name="Title" style:family="paragraph" style:name="158">
      <style:text-properties fo:font-size="28pt" fo:font-weight="bold"/>
      <style:paragraph-properties fo:text-align="center"/>
    </style:style>
    <style:style style:display-name="Numbering_20_Symbols" style:family="text" style:name="159"/>
    <style:style style:display-name="Default Paragraph Font" style:family="text" style:name="223"/>
    <text:list-style style:name="WWNum1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33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1.905cm" fo:text-indent="-0.6333cm" fo:margin-left="1.905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text:list-tab-stop-position="2.54cm" fo:text-indent="-0.6333cm" fo:margin-left="2.54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text:list-tab-stop-position="3.175cm" fo:text-indent="-0.6333cm" fo:margin-left="3.175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text:list-tab-stop-position="3.81cm" fo:text-indent="-0.6333cm" fo:margin-left="3.8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text:list-tab-stop-position="4.445cm" fo:text-indent="-0.6333cm" fo:margin-left="4.445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text:list-tab-stop-position="5.08cm" fo:text-indent="-0.6333cm" fo:margin-left="5.08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text:list-tab-stop-position="5.715cm" fo:text-indent="-0.6333cm" fo:margin-left="5.715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text:list-tab-stop-position="6.35cm" fo:text-indent="-0.6333cm" fo:margin-left="6.35cm"/>
        </style:list-level-properties>
      </text:list-level-style-number>
    </text:list-style>
    <text:list-style style:name="WWNum2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33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1.905cm" fo:text-indent="-0.6333cm" fo:margin-left="1.905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text:list-tab-stop-position="2.54cm" fo:text-indent="-0.6333cm" fo:margin-left="2.54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text:list-tab-stop-position="3.175cm" fo:text-indent="-0.6333cm" fo:margin-left="3.175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text:list-tab-stop-position="3.81cm" fo:text-indent="-0.6333cm" fo:margin-left="3.8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text:list-tab-stop-position="4.445cm" fo:text-indent="-0.6333cm" fo:margin-left="4.445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text:list-tab-stop-position="5.08cm" fo:text-indent="-0.6333cm" fo:margin-left="5.08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text:list-tab-stop-position="5.715cm" fo:text-indent="-0.6333cm" fo:margin-left="5.715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text:list-tab-stop-position="6.35cm" fo:text-indent="-0.6333cm" fo:margin-left="6.35cm"/>
        </style:list-level-properties>
      </text:list-level-style-number>
    </text:list-style>
    <text:list-style style:name="WWNum3">
      <text:list-level-style-number text:level="1" text:start-value="2" style:num-format="1" style:num-suffix=".">
        <style:list-level-properties text:list-level-position-and-space-mode="label-alignment">
          <style:list-level-label-alignment text:list-tab-stop-position="1.27cm" fo:text-indent="-0.6333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1.905cm" fo:text-indent="-0.6333cm" fo:margin-left="1.905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text:list-tab-stop-position="2.54cm" fo:text-indent="-0.6333cm" fo:margin-left="2.54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text:list-tab-stop-position="3.175cm" fo:text-indent="-0.6333cm" fo:margin-left="3.175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text:list-tab-stop-position="3.81cm" fo:text-indent="-0.6333cm" fo:margin-left="3.8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text:list-tab-stop-position="4.445cm" fo:text-indent="-0.6333cm" fo:margin-left="4.445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text:list-tab-stop-position="5.08cm" fo:text-indent="-0.6333cm" fo:margin-left="5.08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text:list-tab-stop-position="5.715cm" fo:text-indent="-0.6333cm" fo:margin-left="5.715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text:list-tab-stop-position="6.35cm" fo:text-indent="-0.6333cm" fo:margin-left="6.35cm"/>
        </style:list-level-properties>
      </text:list-level-style-number>
    </text:list-style>
  </office:styles>
  <office:automatic-styles>
    <style:page-layout style:name="Mpm1">
      <style:page-layout-properties fo:page-width="21.59cm" fo:page-height="27.94cm" fo:margin-left="2cm" fo:margin-right="2cm" fo:margin-top="2cm" fo:margin-bottom="2cm"/>
    </style:page-layout>
    <style:page-layout style:name="Mpm2">
      <style:page-layout-properties fo:page-width="21.59cm" fo:page-height="27.94cm" fo:margin-left="2cm" fo:margin-right="2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2.4.526.0</meta:generator>
    <meta:initial-creator/>
    <meta:creation-date/>
    <meta:editing-cycles/>
    <meta:editing-duration/>
    <dc:date/>
    <dc:creator/>
    <meta:document-statistic/>
  </office:meta>
</office:document-meta>
</file>